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96e" officeooo:paragraph-rsid="0001d96e"/>
    </style:style>
    <style:style style:name="P2" style:family="paragraph" style:parent-style-name="Standard">
      <style:text-properties officeooo:rsid="00045b82" officeooo:paragraph-rsid="00045b82"/>
    </style:style>
    <style:style style:name="P3" style:family="paragraph" style:parent-style-name="Standard">
      <style:text-properties officeooo:rsid="0005fd0b" officeooo:paragraph-rsid="0005fd0b"/>
    </style:style>
    <style:style style:name="P4" style:family="paragraph" style:parent-style-name="Standard">
      <style:text-properties officeooo:rsid="0007b748" officeooo:paragraph-rsid="0007b748"/>
    </style:style>
    <style:style style:name="P5" style:family="paragraph" style:parent-style-name="Standard">
      <style:text-properties officeooo:paragraph-rsid="0001d96e"/>
    </style:style>
    <style:style style:name="P6" style:family="paragraph" style:parent-style-name="Standard">
      <style:text-properties officeooo:paragraph-rsid="00045b82"/>
    </style:style>
    <style:style style:name="P7" style:family="paragraph" style:parent-style-name="Standard">
      <style:text-properties officeooo:paragraph-rsid="0005fd0b"/>
    </style:style>
    <style:style style:name="P8" style:family="paragraph" style:parent-style-name="Standard">
      <style:text-properties fo:font-size="16pt" fo:font-weight="bold" officeooo:rsid="0007b748" officeooo:paragraph-rsid="0007b748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2pt" fo:font-weight="normal" officeooo:rsid="0007b748" officeooo:paragraph-rsid="0007b74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7b748" officeooo:paragraph-rsid="0007b74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7b748" officeooo:paragraph-rsid="00097e69" style:font-size-asian="10.5pt" style:font-weight-asian="normal" style:font-size-complex="12pt" style:font-weight-complex="normal"/>
    </style:style>
    <style:style style:name="T1" style:family="text">
      <style:text-properties officeooo:rsid="0007b748"/>
    </style:style>
    <style:style style:name="T2" style:family="text">
      <style:text-properties officeooo:rsid="0001d96e"/>
    </style:style>
    <style:style style:name="T3" style:family="text">
      <style:text-properties officeooo:rsid="00045b82"/>
    </style:style>
    <style:style style:name="T4" style:family="text">
      <style:text-properties officeooo:rsid="0005fd0b"/>
    </style:style>
    <style:style style:name="T5" style:family="text">
      <style:text-properties officeooo:rsid="00097e6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exo diario:</text:p>
      <text:p text:style-name="P5"/>
      <text:p text:style-name="P5"><text:span text:style-name="T1">Lunes </text:span><text:span text:style-name="T2">- </text:span><text:span text:style-name="T1">Realización</text:span><text:span text:style-name="T2"> de los modelos POJO, conexión del proyecto con FireBase, primer diseño de interfaz.</text:span></text:p>
      <text:p text:style-name="P1"/>
      <text:p text:style-name="P6"><text:span text:style-name="T1">Martes</text:span><text:span text:style-name="T3"> - </text:span><text:span text:style-name="T1">Conexión</text:span><text:span text:style-name="T3"> con git y </text:span><text:span text:style-name="T1">preparación</text:span><text:span text:style-name="T3"> para el sprint.</text:span></text:p>
      <text:p text:style-name="P2"/>
      <text:p text:style-name="P7"><text:span text:style-name="T1">Miércoles</text:span><text:span text:style-name="T4"> – </text:span><text:span text:style-name="T1">Realización</text:span><text:span text:style-name="T4"> del sprint y funcionalidad correcta.</text:span></text:p>
      <text:p text:style-name="P3"/>
      <text:p text:style-name="P4">Jueves – Comentar el código.</text:p>
      <text:p text:style-name="P4"/>
      <text:p text:style-name="P4">Viernes – Enviar el proyecto con los archivos <text:s/>necesarios.</text:p>
      <text:p text:style-name="P4"/>
      <text:p text:style-name="P8">Lo realizado en el proyecto:</text:p>
      <text:p text:style-name="P8"/>
      <text:p text:style-name="P9">Durante el sprint el proceso que seguimos fue:</text:p>
      <text:p text:style-name="P9"/>
      <text:list xml:id="list1536762863" text:style-name="L1">
        <text:list-item>
          <text:p text:style-name="P10">En primer lugar, pusimos la opción a registrarse donde comprobamos que se guardara bien el usuario en la base de datos</text:p>
        </text:list-item>
      </text:list>
      <text:p text:style-name="P9"/>
      <text:list xml:id="list133525277273171" text:continue-numbering="true" text:style-name="L1">
        <text:list-item>
          <text:p text:style-name="P10">Después, pusimos funcionalidad al login para que solo iniciara sesión con usuarios previamente registrados</text:p>
          <text:p text:style-name="P10"/>
        </text:list-item>
        <text:list-item>
          <text:p text:style-name="P10"><text:s/>A continuación, realizamos el SplashScreen al entrar en la aplicación.</text:p>
          <text:p text:style-name="P10"/>
        </text:list-item>
        <text:list-item>
          <text:p text:style-name="P11">Lo siguiente fue habilitar el botón de recordar contraseña para que se quedaran guardados los datos <text:span text:style-name="T5">del último usuario en caso de que habilitara dicha opción</text:span></text:p>
          <text:p text:style-name="P11"/>
        </text:list-item>
        <text:list-item>
          <text:p text:style-name="P11"><text:span text:style-name="T5">Finalmente pusimos la opción para recordar contraseña, donde se enviará un correo al email que elija el usuario, siempre y cuando esté registrado en la base de dato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20:14:06.047000000</meta:creation-date>
    <dc:date>2020-05-08T13:32:58.815000000</dc:date>
    <meta:editing-duration>PT7H31M58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6" meta:word-count="167" meta:character-count="1017" meta:non-whitespace-character-count="866"/>
  </office:meta>
</office:document-meta>
</file>